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1" style:family="table-column">
      <style:table-column-properties style:column-width="0.5923in" style:use-optimal-column-width="false"/>
    </style:style>
    <style:style style:name="TableColumn32" style:family="table-column">
      <style:table-column-properties style:column-width="0.8166in" style:use-optimal-column-width="false"/>
    </style:style>
    <style:style style:name="TableColumn33" style:family="table-column">
      <style:table-column-properties style:column-width="0.427in" style:use-optimal-column-width="false"/>
    </style:style>
    <style:style style:name="TableColumn34" style:family="table-column">
      <style:table-column-properties style:column-width="0.3715in" style:use-optimal-column-width="false"/>
    </style:style>
    <style:style style:name="TableColumn35" style:family="table-column">
      <style:table-column-properties style:column-width="0.5944in" style:use-optimal-column-width="false"/>
    </style:style>
    <style:style style:name="TableColumn36" style:family="table-column">
      <style:table-column-properties style:column-width="0.4826in" style:use-optimal-column-width="false"/>
    </style:style>
    <style:style style:name="Table30" style:family="table">
      <style:table-properties style:width="3.2847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73" style:family="table-column">
      <style:table-column-properties style:column-width="0.4812in" style:use-optimal-column-width="false"/>
    </style:style>
    <style:style style:name="TableColumn74" style:family="table-column">
      <style:table-column-properties style:column-width="0.8166in" style:use-optimal-column-width="false"/>
    </style:style>
    <style:style style:name="TableColumn75" style:family="table-column">
      <style:table-column-properties style:column-width="0.427in" style:use-optimal-column-width="false"/>
    </style:style>
    <style:style style:name="TableColumn76" style:family="table-column">
      <style:table-column-properties style:column-width="0.3715in" style:use-optimal-column-width="false"/>
    </style:style>
    <style:style style:name="TableColumn77" style:family="table-column">
      <style:table-column-properties style:column-width="0.5944in" style:use-optimal-column-width="false"/>
    </style:style>
    <style:style style:name="TableColumn78" style:family="table-column">
      <style:table-column-properties style:column-width="0.4826in" style:use-optimal-column-width="false"/>
    </style:style>
    <style:style style:name="Table72" style:family="table">
      <style:table-properties style:width="3.1736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98" style:family="table-column">
      <style:table-column-properties style:column-width="0.4812in" style:use-optimal-column-width="false"/>
    </style:style>
    <style:style style:name="TableColumn99" style:family="table-column">
      <style:table-column-properties style:column-width="0.8166in" style:use-optimal-column-width="false"/>
    </style:style>
    <style:style style:name="TableColumn100" style:family="table-column">
      <style:table-column-properties style:column-width="0.427in" style:use-optimal-column-width="false"/>
    </style:style>
    <style:style style:name="TableColumn101" style:family="table-column">
      <style:table-column-properties style:column-width="0.3715in" style:use-optimal-column-width="false"/>
    </style:style>
    <style:style style:name="TableColumn102" style:family="table-column">
      <style:table-column-properties style:column-width="0.5944in" style:use-optimal-column-width="false"/>
    </style:style>
    <style:style style:name="TableColumn103" style:family="table-column">
      <style:table-column-properties style:column-width="0.4826in" style:use-optimal-column-width="false"/>
    </style:style>
    <style:style style:name="Table97" style:family="table">
      <style:table-properties style:width="3.173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1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6" style:parent-style-name="DefaultParagraphFont" style:family="text">
      <style:text-properties style:font-name="Liberation Serif" style:font-name-asian="Liberation Serif" style:font-name-complex="Liberation Serif" fo:font-size="9pt" style:font-size-asian="9pt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1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2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3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3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olumn136" style:family="table-column">
      <style:table-column-properties style:column-width="0.3076in" style:use-optimal-column-width="false"/>
    </style:style>
    <style:style style:name="TableColumn137" style:family="table-column">
      <style:table-column-properties style:column-width="0.634in" style:use-optimal-column-width="false"/>
    </style:style>
    <style:style style:name="TableColumn138" style:family="table-column">
      <style:table-column-properties style:column-width="0.5875in" style:use-optimal-column-width="false"/>
    </style:style>
    <style:style style:name="TableColumn139" style:family="table-column">
      <style:table-column-properties style:column-width="0.6833in" style:use-optimal-column-width="false"/>
    </style:style>
    <style:style style:name="Table135" style:family="table">
      <style:table-properties style:width="2.2125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4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4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4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4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5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6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olumn169" style:family="table-column">
      <style:table-column-properties style:column-width="0.3541in" style:use-optimal-column-width="false"/>
    </style:style>
    <style:style style:name="TableColumn170" style:family="table-column">
      <style:table-column-properties style:column-width="0.9576in" style:use-optimal-column-width="false"/>
    </style:style>
    <style:style style:name="TableColumn171" style:family="table-column">
      <style:table-column-properties style:column-width="0.4055in" style:use-optimal-column-width="false"/>
    </style:style>
    <style:style style:name="Table168" style:family="table">
      <style:table-properties style:width="1.717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7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7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7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8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19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olumn200" style:family="table-column">
      <style:table-column-properties style:column-width="0.3541in" style:use-optimal-column-width="false"/>
    </style:style>
    <style:style style:name="TableColumn201" style:family="table-column">
      <style:table-column-properties style:column-width="0.7263in" style:use-optimal-column-width="false"/>
    </style:style>
    <style:style style:name="TableColumn202" style:family="table-column">
      <style:table-column-properties style:column-width="0.634in" style:use-optimal-column-width="false"/>
    </style:style>
    <style:style style:name="TableColumn203" style:family="table-column">
      <style:table-column-properties style:column-width="0.4486in" style:use-optimal-column-width="false"/>
    </style:style>
    <style:style style:name="TableColumn204" style:family="table-column">
      <style:table-column-properties style:column-width="0.359in" style:use-optimal-column-width="false"/>
    </style:style>
    <style:style style:name="Table199" style:family="table">
      <style:table-properties style:width="2.5222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1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P218" style:parent-style-name="Normal" style:family="paragraph">
      <style:text-properties style:font-name="Liberation Serif" style:font-name-asian="Liberation Serif" style:font-name-complex="Liberation Serif" fo:font-size="10pt" style:font-size-asian="10pt"/>
    </style:style>
    <style:style style:name="T21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3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4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5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6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7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8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9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0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0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0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olumn304" style:family="table-column">
      <style:table-column-properties style:column-width="0.6319in" style:use-optimal-column-width="false"/>
    </style:style>
    <style:style style:name="TableColumn305" style:family="table-column">
      <style:table-column-properties style:column-width="0.7263in" style:use-optimal-column-width="false"/>
    </style:style>
    <style:style style:name="TableColumn306" style:family="table-column">
      <style:table-column-properties style:column-width="0.7291in" style:use-optimal-column-width="false"/>
    </style:style>
    <style:style style:name="Table303" style:family="table">
      <style:table-properties style:width="2.087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1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1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2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3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31" style:parent-style-name="DefaultParagraphFont" style:family="text">
      <style:text-properties style:font-name-asian="Calibri" style:font-name-complex="Calibri"/>
    </style:style>
    <style:style style:name="T332" style:parent-style-name="DefaultParagraphFont" style:family="text">
      <style:text-properties style:font-name-asian="Calibri" style:font-name-complex="Calibri"/>
    </style:style>
    <style:style style:name="T333" style:parent-style-name="DefaultParagraphFont" style:family="text">
      <style:text-properties style:font-name-asian="Calibri" style:font-name-complex="Calibri"/>
    </style:style>
    <style:style style:name="T334" style:parent-style-name="DefaultParagraphFont" style:family="text">
      <style:text-properties style:font-name-asian="Calibri" style:font-name-complex="Calibri"/>
    </style:style>
    <style:style style:name="T335" style:parent-style-name="DefaultParagraphFont" style:family="text">
      <style:text-properties style:font-name-asian="Calibri" style:font-name-complex="Calibri"/>
    </style:style>
    <style:style style:name="T336" style:parent-style-name="DefaultParagraphFont" style:family="text">
      <style:text-properties style:font-name-asian="Calibri" style:font-name-complex="Calibri"/>
    </style:style>
    <style:style style:name="T337" style:parent-style-name="DefaultParagraphFont" style:family="text">
      <style:text-properties style:font-name-asian="Calibri" style:font-name-complex="Calibri"/>
    </style:style>
    <style:style style:name="T338" style:parent-style-name="DefaultParagraphFont" style:family="text">
      <style:text-properties style:font-name-asian="Calibri" style:font-name-complex="Calibri"/>
    </style:style>
    <style:style style:name="T339" style:parent-style-name="DefaultParagraphFont" style:family="text">
      <style:text-properties style:font-name-asian="Calibri" style:font-name-complex="Calibri"/>
    </style:style>
    <style:style style:name="T340" style:parent-style-name="DefaultParagraphFont" style:family="text">
      <style:text-properties style:font-name-asian="Calibri" style:font-name-complex="Calibri"/>
    </style:style>
    <style:style style:name="T341" style:parent-style-name="DefaultParagraphFont" style:family="text">
      <style:text-properties style:font-name-asian="Calibri" style:font-name-complex="Calibri"/>
    </style:style>
    <style:style style:name="T342" style:parent-style-name="DefaultParagraphFont" style:family="text">
      <style:text-properties style:font-name-asian="Calibri" style:font-name-complex="Calibri"/>
    </style:style>
    <style:style style:name="T343" style:parent-style-name="DefaultParagraphFont" style:family="text">
      <style:text-properties style:font-name-asian="Calibri" style:font-name-complex="Calibri"/>
    </style:style>
    <style:style style:name="T344" style:parent-style-name="DefaultParagraphFont" style:family="text">
      <style:text-properties style:font-name-asian="Calibri" style:font-name-complex="Calibri"/>
    </style:style>
    <style:style style:name="T345" style:parent-style-name="DefaultParagraphFont" style:family="text">
      <style:text-properties style:font-name-asian="Calibri" style:font-name-complex="Calibri"/>
    </style:style>
    <style:style style:name="T346" style:parent-style-name="DefaultParagraphFont" style:family="text">
      <style:text-properties style:font-name-asian="Calibri" style:font-name-complex="Calibri"/>
    </style:style>
    <style:style style:name="T347" style:parent-style-name="DefaultParagraphFont" style:family="text">
      <style:text-properties style:font-name-asian="Calibri" style:font-name-complex="Calibri"/>
    </style:style>
    <style:style style:name="T348" style:parent-style-name="DefaultParagraphFont" style:family="text">
      <style:text-properties style:font-name-asian="Calibri" style:font-name-complex="Calibri"/>
    </style:style>
    <style:style style:name="T349" style:parent-style-name="DefaultParagraphFont" style:family="text">
      <style:text-properties style:font-name-asian="Calibri" style:font-name-complex="Calibri"/>
    </style:style>
    <style:style style:name="T350" style:parent-style-name="DefaultParagraphFont" style:family="text">
      <style:text-properties style:font-name-asian="Calibri" style:font-name-complex="Calibri"/>
    </style:style>
    <style:style style:name="T351" style:parent-style-name="DefaultParagraphFont" style:family="text">
      <style:text-properties style:font-name-asian="Calibri" style:font-name-complex="Calibri"/>
    </style:style>
    <style:style style:name="T352" style:parent-style-name="DefaultParagraphFont" style:family="text">
      <style:text-properties style:font-name-asian="Calibri" style:font-name-complex="Calibri"/>
    </style:style>
    <style:style style:name="T353" style:parent-style-name="DefaultParagraphFont" style:family="text">
      <style:text-properties style:font-name-asian="Calibri" style:font-name-complex="Calibri"/>
    </style:style>
    <style:style style:name="T354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<text:s/></text:span></text:p>
      <text:p text:style-name="Normal"><text:span text:style-name="T3">-------+-------------+------+-----+---------+-------+</text:span></text:p>
      <text:p text:style-name="Normal"><text:span text:style-name="T4">| Field | Type <text:s text:c="7"/>| Null | Key | Default | Extra |</text:span></text:p>
      <text:p text:style-name="Normal"><text:span text:style-name="T5">+-------+-------------+------+-----+---------+-------+</text:span></text:p>
      <text:p text:style-name="Normal"><text:span text:style-name="T6">| I_id <text:s/>| varchar(10) | NO <text:s text:c="2"/>| PRI | NULL <text:s text:c="3"/>| <text:s text:c="6"/>|</text:span></text:p>
      <text:p text:style-name="Normal"><text:span text:style-name="T7">| Name <text:s/>| varchar(30) | YES <text:s/>| <text:s text:c="4"/>| NULL <text:s text:c="3"/>| <text:s text:c="6"/>|</text:span></text:p>
      <text:p text:style-name="Normal"><text:span text:style-name="T8">| I_Key | varchar(10) | YES <text:s/>| <text:s text:c="4"/>| NULL <text:s text:c="3"/>| <text:s text:c="6"/>|</text:span></text:p>
      <text:p text:style-name="Normal"><text:span text:style-name="T9">+-------+-------------+------+-----+---------+-------+</text:span></text:p>
      <text:p text:style-name="Normal"><text:span text:style-name="T10">3 rows in set (0.00 sec)</text:span></text:p>
      <text:p text:style-name="Normal"/>
      <text:p text:style-name="Normal"><text:span text:style-name="T11">+---------+-------------+------+-----+---------+-------+</text:span></text:p>
      <text:p text:style-name="Normal"><text:span text:style-name="T12">| Field <text:s text:c="2"/>| Type <text:s text:c="7"/>| Null | Key | Default | Extra |</text:span></text:p>
      <text:p text:style-name="Normal"><text:span text:style-name="T13">+---------+-------------+------+-----+---------+-------+</text:span></text:p>
      <text:p text:style-name="Normal"><text:span text:style-name="T14">| SSN <text:s text:c="4"/>| varchar(10) | NO <text:s text:c="2"/>| PRI | NULL <text:s text:c="3"/>| <text:s text:c="6"/>|</text:span></text:p>
      <text:p text:style-name="Normal"><text:span text:style-name="T15">| Name <text:s text:c="3"/>| varchar(30) | YES <text:s/>| <text:s text:c="4"/>| NULL <text:s text:c="3"/>| <text:s text:c="6"/>|</text:span></text:p>
      <text:p text:style-name="Normal"><text:span text:style-name="T16">| Address | varchar(50) | YES <text:s/>| <text:s text:c="4"/>| NULL <text:s text:c="3"/>| <text:s text:c="6"/>|</text:span></text:p>
      <text:p text:style-name="Normal"><text:span text:style-name="T17">| Ph_no <text:s text:c="2"/>| bigint(20) <text:s/>| YES <text:s/>| <text:s text:c="4"/>| NULL <text:s text:c="3"/>| <text:s text:c="6"/>|</text:span></text:p>
      <text:p text:style-name="Normal"><text:span text:style-name="T18">+---------+-------------+------+-----+---------+-------+</text:span></text:p>
      <text:p text:style-name="Normal"><text:span text:style-name="T19">4 rows in set (0.00 sec)</text:span></text:p>
      <text:p text:style-name="Normal"/>
      <text:p text:style-name="Normal"/>
      <text:p text:style-name="Normal"><text:span text:style-name="T20">CREATE TABLE ALBUM( A_id varchar(10) not null, A_title varchar(30), Cp_rt date, Format varchar(20), primary key(A_id), SSN varchar(10),</text:span></text:p>
      <text:p text:style-name="Normal"><text:span text:style-name="T21"><text:s/>Foreign key(SSN) References MUSICIAN(ssn));</text:span></text:p>
      <text:p text:style-name="Normal"/>
      <text:p text:style-name="Normal"><text:span text:style-name="T22">---------+-------------+------+-----+---------+-------+</text:span></text:p>
      <text:p text:style-name="Normal"><text:span text:style-name="T23">| Field <text:s text:c="2"/>| Type <text:s text:c="7"/>| Null | Key | Default | Extra |</text:span></text:p>
      <text:p text:style-name="Normal"><text:span text:style-name="T24">+---------+-------------+------+-----+---------+-------+</text:span></text:p>
      <text:p text:style-name="Normal"><text:span text:style-name="T25">| A_id <text:s text:c="3"/>| varchar(10) | NO <text:s text:c="2"/>| PRI | NULL <text:s text:c="3"/>| <text:s text:c="6"/>|</text:span></text:p>
      <text:p text:style-name="Normal"><text:span text:style-name="T26">| A_title | varchar(30) | YES <text:s/>| <text:s text:c="4"/>| NULL <text:s text:c="3"/>| <text:s text:c="6"/>|</text:span></text:p>
      <text:p text:style-name="Normal"><text:span text:style-name="T27">| Cp_rt <text:s text:c="2"/>| date <text:s text:c="7"/>| YES <text:s/>| <text:s text:c="4"/>| NULL <text:s text:c="3"/>| <text:s text:c="6"/>|</text:span></text:p>
      <text:p text:style-name="Normal"><text:span text:style-name="T28">| Format <text:s/>| varchar(20) | YES <text:s/>| <text:s text:c="4"/>| NULL <text:s text:c="3"/>| <text:s text:c="6"/>|</text:span></text:p>
      <text:p text:style-name="Normal"><text:span text:style-name="T29">| SSN <text:s text:c="4"/>| varchar(10) | YES <text:s/>| MUL | NULL <text:s text:c="3"/>| <text:s text:c="6"/>|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</table:table-row>
      </table:table>
      <text:p text:style-name="Normal"/>
      <text:p text:style-name="Normal"/>
      <text:p text:style-name="Normal"><text:span text:style-name="T44">CREATE TABLE SONG(</text:span></text:p>
      <text:p text:style-name="Normal"><text:span text:style-name="T45"><text:s text:c="4"/>-&gt; S_id varchar(10),</text:span></text:p>
      <text:p text:style-name="Normal"><text:span text:style-name="T46"><text:s text:c="4"/>-&gt; S_title varchar(30),</text:span></text:p>
      <text:p text:style-name="Normal"><text:span text:style-name="T47"><text:s text:c="4"/>-&gt; S_author varchar(30),</text:span></text:p>
      <text:p text:style-name="Normal"><text:span text:style-name="T48"><text:s text:c="4"/>-&gt; primary key(S_id),</text:span></text:p>
      <text:p text:style-name="Normal"><text:span text:style-name="T49"><text:s text:c="4"/>-&gt; A_id varchar(10),</text:span></text:p>
      <text:p text:style-name="Normal"><text:span text:style-name="T50"><text:s text:c="4"/>-&gt; foreign key (A_id) references ALBUM (A_id));</text:span></text:p>
      <text:p text:style-name="Normal"><text:span text:style-name="T51">Query OK, 0 rows affected (0.27 sec)</text:span></text:p>
      <text:p text:style-name="Normal"/>
      <text:p text:style-name="Normal"/>
      <text:p text:style-name="Normal"><text:span text:style-name="T52">----------+-------------+------+-----+---------+-------+</text:span></text:p>
      <text:soft-page-break/>
      <text:p text:style-name="Normal"><text:span text:style-name="T53">| Field <text:s text:c="3"/>| Type <text:s text:c="7"/>| Null | Key | Default | Extra |</text:span></text:p>
      <text:p text:style-name="Normal"><text:span text:style-name="T54">+----------+-------------+------+-----+---------+-------+</text:span></text:p>
      <text:p text:style-name="Normal"><text:span text:style-name="T55">| S_id <text:s text:c="4"/>| varchar(10) | NO <text:s text:c="2"/>| PRI | NULL <text:s text:c="3"/>| <text:s text:c="6"/>|</text:span></text:p>
      <text:p text:style-name="Normal"><text:span text:style-name="T56">| S_title <text:s/>| varchar(30) | YES <text:s/>| <text:s text:c="4"/>| NULL <text:s text:c="3"/>| <text:s text:c="6"/>|</text:span></text:p>
      <text:p text:style-name="Normal"><text:span text:style-name="T57">| S_author | varchar(30) | YES <text:s/>| <text:s text:c="4"/>| NULL <text:s text:c="3"/>| <text:s text:c="6"/>|</text:span></text:p>
      <text:p text:style-name="Normal"><text:span text:style-name="T58">| A_id <text:s text:c="4"/>| varchar(10) | YES <text:s/>| MUL | NULL <text:s text:c="3"/>| <text:s text:c="6"/>|</text:span></text:p>
      <text:p text:style-name="Normal"><text:span text:style-name="T59">+----------+-------------+------+-----+---------+-------+</text:span></text:p>
      <text:p text:style-name="Normal"><text:span text:style-name="T60">4 rows in set (0.00 sec)</text:span></text:p>
      <text:p text:style-name="Normal"/>
      <text:p text:style-name="Normal"/>
      <text:p text:style-name="Normal"/>
      <text:p text:style-name="Normal"><text:span text:style-name="T61">CREATE TABLE MUS_INS(</text:span></text:p>
      <text:p text:style-name="Normal"><text:span text:style-name="T62">SSN VARCHAR(10),</text:span></text:p>
      <text:p text:style-name="Normal"><text:span text:style-name="T63">I_id VARCHAR(10),</text:span></text:p>
      <text:p text:style-name="Normal"><text:span text:style-name="T64">FOREIGN KEY (SSN) REFERENCES MUSICIAN(SSN),</text:span></text:p>
      <text:p text:style-name="Normal"><text:span text:style-name="T65">FOREIGN KEY (I_id) REFERENCES INSTRUMENT(I_id),</text:span></text:p>
      <text:p text:style-name="Normal"><text:span text:style-name="T66">PRIMARY KEY(SSN,I_id));</text:span></text:p>
      <text:p text:style-name="Normal"/>
      <text:p text:style-name="Normal"/>
      <text:p text:style-name="Normal"><text:span text:style-name="T67">+-------+-------------+------+-----+---------+-------+</text:span></text:p>
      <text:p text:style-name="Normal"><text:span text:style-name="T68">| Field | Type <text:s text:c="7"/>| Null | Key | Default | Extra |</text:span></text:p>
      <text:p text:style-name="Normal"><text:span text:style-name="T69">+-------+-------------+------+-----+---------+-------+</text:span></text:p>
      <text:p text:style-name="Normal"><text:span text:style-name="T70">| SSN <text:s text:c="2"/>| varchar(10) | NO <text:s text:c="2"/>| PRI | NULL <text:s text:c="3"/>| <text:s text:c="6"/>|</text:span></text:p>
      <text:p text:style-name="Normal"><text:span text:style-name="T71">| I_id <text:s/>| varchar(10) | NO <text:s text:c="2"/>| PRI | NULL <text:s text:c="3"/>| <text:s text:c="6"/>|</text:span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</table:table-row>
      </table:table>
      <text:p text:style-name="Normal"/>
      <text:p text:style-name="Normal"/>
      <text:p text:style-name="Normal"><text:span text:style-name="T86">CREATE TABLE MUS_SON(</text:span></text:p>
      <text:p text:style-name="Normal"><text:span text:style-name="T87">SSN VARCHAR(10),</text:span></text:p>
      <text:p text:style-name="Normal"><text:span text:style-name="T88">S_id VARCHAR(10),</text:span></text:p>
      <text:p text:style-name="Normal"><text:span text:style-name="T89">FOREIGN KEY (SSN) REFERENCES MUSICIAN(SSN),</text:span></text:p>
      <text:p text:style-name="Normal"><text:span text:style-name="T90">FOREIGN KEY (S_id) REFERENCES SONG(S_id),</text:span></text:p>
      <text:p text:style-name="Normal"><text:span text:style-name="T91">PRIMARY KEY(SSN,S_id));</text:span></text:p>
      <text:p text:style-name="Normal"/>
      <text:p text:style-name="Normal"/>
      <text:p text:style-name="Normal"><text:span text:style-name="T92">+-------+-------------+------+-----+---------+-------+</text:span></text:p>
      <text:p text:style-name="Normal"><text:span text:style-name="T93">| Field | Type <text:s text:c="7"/>| Null | Key | Default | Extra |</text:span></text:p>
      <text:p text:style-name="Normal"><text:span text:style-name="T94">+-------+-------------+------+-----+---------+-------+</text:span></text:p>
      <text:p text:style-name="Normal"><text:span text:style-name="T95">| SSN <text:s text:c="2"/>| varchar(10) | NO <text:s text:c="2"/>| PRI | NULL <text:s text:c="3"/>| <text:s text:c="6"/>|</text:span></text:p>
      <text:p text:style-name="Normal"><text:span text:style-name="T96">| S_id <text:s/>| varchar(10) | NO <text:s text:c="2"/>| PRI | NULL <text:s text:c="3"/>| <text:s text:c="6"/>|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Normal"/>
          </table:table-cell>
          <table:table-cell table:style-name="TableCell106">
            <text:p text:style-name="Normal"/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  <table:table-cell table:style-name="TableCell110">
            <text:p text:style-name="Normal"/>
          </table:table-cell>
        </table:table-row>
      </table:table>
      <text:p text:style-name="Normal"/>
      <text:p text:style-name="Normal"/>
      <text:p text:style-name="Normal"><text:span text:style-name="T111">INSERT INTO MUSICIAN(SSN,Name,Address,Ph_no)VALUES("S01","ARJIT","DELHI",7043092004);</text:span></text:p>
      <text:p text:style-name="Normal"><text:span text:style-name="T112">INSERT INTO MUSICIAN(SSN,Name,Address,Ph_no)VALUES("S02","NEHA","UP",8043092004);</text:span></text:p>
      <text:p text:style-name="Normal"><text:span text:style-name="T113">INSERT INTO MUSICIAN(SSN,Name,Address,Ph_no)VALUES("S03","IMRAN","MP",9043092004);</text:span></text:p>
      <text:p text:style-name="Normal"><text:span text:style-name="T114">INSERT INTO MUSICIAN(SSN,Name,Address,Ph_no)VALUES("S04","LATA","BANAGLORE",7096092004);</text:span></text:p>
      <text:p text:style-name="Normal"><text:span text:style-name="T115">INSERT INTO MUSICIAN(SSN,Name,Address,Ph_no)VALUES("S05","RAMESH","SURAT",7042092004);</text:span></text:p>
      <text:soft-page-break/>
      <text:p text:style-name="Normal"><text:span text:style-name="T116">INSERT INTO MUSICIAN(SSN,Name,Address,Ph_no)VALUES("S06","RAHET FATE","KARNATAKA",7042092004);</text:span></text:p>
      <text:p text:style-name="Normal"><text:span text:style-name="T117">INSERT INTO MUSICIAN(SSN,Name,Address,Ph_no)VALUES("S07","MANOJ","HARYANA",8043092004);</text:span></text:p>
      <text:p text:style-name="Normal"><text:span text:style-name="T118">INSERT INTO MUSICIAN(SSN,Name,Address,Ph_no)VALUES("S08","ARJIT","DELHI",70430920869);</text:span></text:p>
      <text:p text:style-name="Normal"><text:span text:style-name="T119">INSERT INTO MUSICIAN(SSN,Name,Address,Ph_no)VALUES("S09","GURU","DELHI",7043092012);</text:span></text:p>
      <text:p text:style-name="Normal"><text:span text:style-name="T120">INSERT INTO MUSICIAN(SSN,Name,Address,Ph_no)VALUES("S10","BHARAT","DELHI",7043080004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21">SELECT * FROM MUSICIAN;</text:span></text:p>
      <text:p text:style-name="Normal"><text:span text:style-name="T122">+-----+------------+-----------+-------------+</text:span></text:p>
      <text:p text:style-name="Normal"><text:span text:style-name="T123">| SSN | Name <text:s text:c="6"/>| Address <text:s text:c="2"/>| Ph_no <text:s text:c="6"/>|</text:span></text:p>
      <text:p text:style-name="Normal"><text:span text:style-name="T124">+-----+------------+-----------+-------------+</text:span></text:p>
      <text:p text:style-name="Normal"><text:span text:style-name="T125">| S01 | ARJIT <text:s text:c="5"/>| DELHI <text:s text:c="4"/>| <text:s/>7043092004 |</text:span></text:p>
      <text:p text:style-name="Normal"><text:span text:style-name="T126">| S02 | NEHA <text:s text:c="6"/>| UP <text:s text:c="7"/>| <text:s/>8043092004 |</text:span></text:p>
      <text:p text:style-name="Normal"><text:span text:style-name="T127">| S03 | IMRAN <text:s text:c="5"/>| MP <text:s text:c="7"/>| <text:s/>9043092004 |</text:span></text:p>
      <text:p text:style-name="Normal"><text:span text:style-name="T128">| S04 | LATA <text:s text:c="6"/>| BANAGLORE | <text:s/>7096092004 |</text:span></text:p>
      <text:p text:style-name="Normal"><text:span text:style-name="T129">| S05 | RAMESH <text:s text:c="4"/>| SURAT <text:s text:c="4"/>| <text:s/>7042092004 |</text:span></text:p>
      <text:p text:style-name="Normal"><text:span text:style-name="T130">| S06 | RAHET FATE | KARNATAKA | <text:s/>7042092004 |</text:span></text:p>
      <text:p text:style-name="Normal"><text:span text:style-name="T131">| S07 | MANOJ <text:s text:c="5"/>| HARYANA <text:s text:c="2"/>| <text:s/>8043092004 |</text:span></text:p>
      <text:p text:style-name="Normal"><text:span text:style-name="T132">| S08 | ARJIT <text:s text:c="5"/>| DELHI <text:s text:c="4"/>| 70430920869 |</text:span></text:p>
      <text:p text:style-name="Normal"><text:span text:style-name="T133">| S09 | GURU <text:s text:c="6"/>| DELHI <text:s text:c="4"/>| <text:s/>7043092012 |</text:span></text:p>
      <text:p text:style-name="Normal"><text:span text:style-name="T134">| S10 | BHARAT <text:s text:c="4"/>| DELHI <text:s text:c="4"/>| <text:s/>7043080004 |</text:span>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><text:span text:style-name="T145"><text:s/>INSERT INTO INSTRUMENT(I_id,Name,I_kEY)VALUES("I01","GUITAR","C-KEY");</text:span></text:p>
      <text:p text:style-name="Normal"><text:span text:style-name="T146"><text:s/>INSERT INTO INSTRUMENT(I_id,Name,I_kEY)VALUES("I02","TABLA","A-KEY");</text:span></text:p>
      <text:p text:style-name="Normal"><text:span text:style-name="T147"><text:s/>INSERT INTO INSTRUMENT(I_id,Name,I_kEY)VALUES("I03","HARMONIUM","C-KEY");</text:span></text:p>
      <text:p text:style-name="Normal"><text:span text:style-name="T148"><text:s/>INSERT INTO INSTRUMENT(I_id,Name,I_kEY)VALUES("I04","TABLA","B-KEY");</text:span></text:p>
      <text:p text:style-name="Normal"><text:span text:style-name="T149"><text:s/>INSERT INTO INSTRUMENT(I_id,Name,I_kEY)VALUES("I05","FLUTE","C");</text:span></text:p>
      <text:p text:style-name="Normal"><text:span text:style-name="T150"><text:s/>INSERT INTO INSTRUMENT(I_id,Name,I_kEY)VALUES("I06","BANZO","B");</text:span></text:p>
      <text:p text:style-name="Normal"><text:span text:style-name="T151"><text:s/>INSERT INTO INSTRUMENT(I_id,Name,I_kEY)VALUES("I07","POM POM","D-KEY");</text:span></text:p>
      <text:p text:style-name="Normal"><text:span text:style-name="T152"><text:s/>INSERT INTO INSTRUMENT(I_id,Name,I_kEY)VALUES("I08","ELECTRICAL GUITAR","C-KEY");</text:span></text:p>
      <text:p text:style-name="Normal"><text:span text:style-name="T153"><text:s/>INSERT INTO INSTRUMENT(I_id,Name,I_kEY)VALUES("I09","DRUM","C-KEY");</text:span></text:p>
      <text:p text:style-name="Normal"><text:span text:style-name="T154"><text:s/>INSERT INTO INSTRUMENT(I_id,Name,I_kEY)VALUES("I10","GUITAR","C-KEY");</text:span></text:p>
      <text:p text:style-name="Normal"/>
      <text:p text:style-name="Normal"/>
      <text:p text:style-name="Normal"><text:span text:style-name="T155">+------+-------------------+-------+</text:span></text:p>
      <text:p text:style-name="Normal"><text:span text:style-name="T156">| I_id | Name <text:s text:c="13"/>| I_Key |</text:span></text:p>
      <text:p text:style-name="Normal"><text:span text:style-name="T157">+------+-------------------+-------+</text:span></text:p>
      <text:p text:style-name="Normal"><text:span text:style-name="T158">| I01 <text:s/>| GUITAR <text:s text:c="11"/>| C-KEY |</text:span></text:p>
      <text:p text:style-name="Normal"><text:span text:style-name="T159">| I02 <text:s/>| TABLA <text:s text:c="12"/>| A-KEY |</text:span></text:p>
      <text:p text:style-name="Normal"><text:span text:style-name="T160">| I03 <text:s/>| HARMONIUM <text:s text:c="8"/>| C-KEY |</text:span></text:p>
      <text:p text:style-name="Normal"><text:span text:style-name="T161">| I04 <text:s/>| TABLA <text:s text:c="12"/>| B-KEY |</text:span></text:p>
      <text:p text:style-name="Normal"><text:span text:style-name="T162">| I05 <text:s/>| FLUTE <text:s text:c="12"/>| C <text:s text:c="4"/>|</text:span></text:p>
      <text:p text:style-name="Normal"><text:span text:style-name="T163">| I06 <text:s/>| BANZO <text:s text:c="12"/>| B <text:s text:c="4"/>|</text:span></text:p>
      <text:p text:style-name="Normal"><text:span text:style-name="T164">| I07 <text:s/>| POM POM <text:s text:c="10"/>| D-KEY |</text:span></text:p>
      <text:p text:style-name="Normal"><text:span text:style-name="T165">| I08 <text:s/>| ELECTRICAL GUITAR | C-KEY |</text:span></text:p>
      <text:p text:style-name="Normal"><text:span text:style-name="T166">| I09 <text:s/>| DRUM <text:s text:c="13"/>| C-KEY |</text:span></text:p>
      <text:soft-page-break/>
      <text:p text:style-name="Normal"><text:span text:style-name="T167">| I10 <text:s/>| GUITAR <text:s text:c="11"/>| C-KEY |</text:span>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</table:table>
      <text:p text:style-name="Normal"/>
      <text:p text:style-name="Normal"/>
      <text:p text:style-name="Normal"><text:span text:style-name="T176">INSERT INTO ALBUM(A_id,A_title,Cp_rt,Format,SSN)VALUES("A01","HUMSAFAR",'1999-06-12',"CD","S01");</text:span></text:p>
      <text:p text:style-name="Normal"><text:span text:style-name="T177">INSERT INTO ALBUM(A_id,A_title,Cp_rt,Format,SSN)VALUES("A02","TERA HONA",'2001-06-12',"CD","S01");</text:span></text:p>
      <text:p text:style-name="Normal"><text:span text:style-name="T178">INSERT INTO ALBUM(A_id,A_title,Cp_rt,Format,SSN)VALUES("A03","ZINDAGI",'2000-06-12',"EC","S01");</text:span></text:p>
      <text:p text:style-name="Normal"><text:span text:style-name="T179">INSERT INTO ALBUM(A_id,A_title,Cp_rt,Format,SSN)VALUES("A04","PAL PAL",'1999-06-12',"CD","S02");</text:span></text:p>
      <text:p text:style-name="Normal"><text:span text:style-name="T180">INSERT INTO ALBUM(A_id,A_title,Cp_rt,Format,SSN)VALUES("A05","KAJRA",'1999-06-12',"CD","S03");</text:span></text:p>
      <text:p text:style-name="Normal"><text:span text:style-name="T181">INSERT INTO ALBUM(A_id,A_title,Cp_rt,Format,SSN)VALUES("A06","SENORITA",'1999-06-12',"CD","S04");</text:span></text:p>
      <text:p text:style-name="Normal"><text:span text:style-name="T182">INSERT INTO ALBUM(A_id,A_title,Cp_rt,Format,SSN)VALUES("A07","DIL DHADAKNA",'1999-06-12',"CD","S02");</text:span></text:p>
      <text:p text:style-name="Normal"><text:span text:style-name="T183">INSERT INTO ALBUM(A_id,A_title,Cp_rt,Format,SSN)VALUES("A08","ALL IS WELL",'1999-06-12',"CD","S06");</text:span></text:p>
      <text:p text:style-name="Normal"><text:span text:style-name="T184">INSERT INTO ALBUM(A_id,A_title,Cp_rt,Format,SSN)VALUES("A09","DUNIYAA",'1999-06-12',"CD","S07");</text:span></text:p>
      <text:p text:style-name="Normal"><text:span text:style-name="T185">INSERT INTO ALBUM(A_id,A_title,Cp_rt,Format,SSN)VALUES("A10","MAIN HOON NA",'1999-06-12',"CD","S08");</text:span></text:p>
      <text:p text:style-name="Normal"/>
      <text:p text:style-name="Normal"><text:span text:style-name="T186">+------+--------------+------------+--------+------+</text:span></text:p>
      <text:p text:style-name="Normal"><text:span text:style-name="T187">| A_id | A_title <text:s text:c="5"/>| Cp_rt <text:s text:c="5"/>| Format | SSN <text:s/>|</text:span></text:p>
      <text:p text:style-name="Normal"><text:span text:style-name="T188">+------+--------------+------------+--------+------+</text:span></text:p>
      <text:p text:style-name="Normal"><text:span text:style-name="T189">| A01 <text:s/>| HUMSAFAR <text:s text:c="4"/>| 1999-06-12 | CD <text:s text:c="4"/>| S01 <text:s/>|</text:span></text:p>
      <text:p text:style-name="Normal"><text:span text:style-name="T190">| A02 <text:s/>| TERA HONA <text:s text:c="3"/>| 2001-06-12 | CD <text:s text:c="4"/>| S01 <text:s/>|</text:span></text:p>
      <text:p text:style-name="Normal"><text:span text:style-name="T191">| A03 <text:s/>| ZINDAGI <text:s text:c="5"/>| 2000-06-12 | EC <text:s text:c="4"/>| S01 <text:s/>|</text:span></text:p>
      <text:p text:style-name="Normal"><text:span text:style-name="T192">| A04 <text:s/>| PAL PAL <text:s text:c="5"/>| 1999-06-12 | CD <text:s text:c="4"/>| S02 <text:s/>|</text:span></text:p>
      <text:p text:style-name="Normal"><text:span text:style-name="T193">| A05 <text:s/>| KAJRA <text:s text:c="7"/>| 1999-06-12 | CD <text:s text:c="4"/>| S03 <text:s/>|</text:span></text:p>
      <text:p text:style-name="Normal"><text:span text:style-name="T194">| A06 <text:s/>| SENORITA <text:s text:c="4"/>| 1999-06-12 | CD <text:s text:c="4"/>| S04 <text:s/>|</text:span></text:p>
      <text:p text:style-name="Normal"><text:span text:style-name="T195">| A07 <text:s/>| DIL DHADAKNA | 1999-06-12 | CD <text:s text:c="4"/>| S02 <text:s/>|</text:span></text:p>
      <text:p text:style-name="Normal"><text:span text:style-name="T196">| A08 <text:s/>| ALL IS WELL <text:s/>| 1999-06-12 | CD <text:s text:c="4"/>| S06 <text:s/>|</text:span></text:p>
      <text:p text:style-name="Normal"><text:span text:style-name="T197">| A09 <text:s/>| DUNIYAA <text:s text:c="5"/>| 1999-06-12 | CD <text:s text:c="4"/>| S07 <text:s/>|</text:span></text:p>
      <text:p text:style-name="Normal"><text:span text:style-name="T198">| A10 <text:s/>| MAIN HOON NA | 1999-06-12 | CD <text:s text:c="4"/>| S08 <text:s/>|</text:span>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</table:table-row>
      </table:table>
      <text:p text:style-name="Normal"/>
      <text:p text:style-name="Normal"><text:span text:style-name="T211">INSERT INTO SONG(S_id,S_title,S_AUTHOR,A_ID)VALUES("SG01","HUMSAFAR","ARJIT","A01");</text:span></text:p>
      <text:p text:style-name="Normal"><text:span text:style-name="T212">INSERT INTO SONG(S_id,S_title,S_AUTHOR,A_ID)VALUES("SG02","TERA HONA","ARJIT","A01");</text:span></text:p>
      <text:p text:style-name="Normal"><text:span text:style-name="T213">INSERT INTO SONG(S_id,S_title,S_AUTHOR,A_ID)VALUES("SG03","ZINDAGI","ARJIT","A01");</text:span></text:p>
      <text:p text:style-name="Normal"><text:span text:style-name="T214">INSERT INTO SONG(S_id,S_title,S_AUTHOR,A_ID)VALUES("SG04","PAL PAL","NEHA","A02");</text:span></text:p>
      <text:p text:style-name="Normal"><text:span text:style-name="T215">INSERT INTO SONG(S_id,S_title,S_AUTHOR,A_ID)VALUES("SG05","HUMSAFAR","LATA","A03");</text:span></text:p>
      <text:p text:style-name="Normal"><text:span text:style-name="T216">INSERT INTO SONG(S_id,S_title,S_AUTHOR,A_ID)VALUES("SG06","DIL DHADAKANA","LATA","A03");</text:span></text:p>
      <text:p text:style-name="Normal"><text:span text:style-name="T217">INSERT INTO SONG(S_id,S_title,S_AUTHOR,A_ID)VALUES("SG07","ALL IS WELL","MANOJ","A04");</text:span></text:p>
      <text:p text:style-name="P218">INSERT INTO SONG(S_id,S_title,S_AUTHOR,A_ID)VALUES("SG08","SENORITA","GURU","A05");</text:p>
      <text:p text:style-name="Normal">INSERT INTO SONG(S_id,S_title,S_AUTHOR,A_ID)VALUES("SG09","KAJRA","GURU","A06");</text:p>
      <text:p text:style-name="Normal">INSERT INTO SONG(S_id,S_title,S_AUTHOR,A_ID)VALUES("SG10","DUNIYAA","RAHET FATEH","A07");</text:p>
      <text:p text:style-name="Normal"><text:span text:style-name="T219">+------+--------------+-------------+------+</text:span></text:p>
      <text:p text:style-name="Normal"><text:span text:style-name="T220">| S_id | S_title <text:s text:c="5"/>| S_author <text:s text:c="3"/>| A_id |</text:span></text:p>
      <text:p text:style-name="Normal"><text:span text:style-name="T221">+------+--------------+-------------+------+</text:span></text:p>
      <text:p text:style-name="Normal"><text:span text:style-name="T222">| SG01 | HUMSAFAR <text:s text:c="4"/>| ARJIT <text:s text:c="6"/>| A01 <text:s/>|</text:span></text:p>
      <text:p text:style-name="Normal"><text:span text:style-name="T223">| SG02 | TERA HONA <text:s text:c="3"/>| ARJIT <text:s text:c="6"/>| A01 <text:s/>|</text:span></text:p>
      <text:p text:style-name="Normal"><text:span text:style-name="T224">| SG03 | ZINDAGI <text:s text:c="5"/>| ARJIT <text:s text:c="6"/>| A01 <text:s/>|</text:span></text:p>
      <text:p text:style-name="Normal"><text:span text:style-name="T225">| SG04 | PAL PAL <text:s text:c="5"/>| NEHA <text:s text:c="7"/>| A02 <text:s/>|</text:span></text:p>
      <text:p text:style-name="Normal"><text:span text:style-name="T226">| SG05 | HUMSAFAR <text:s text:c="4"/>| LATA <text:s text:c="7"/>| A03 <text:s/>|</text:span></text:p>
      <text:soft-page-break/>
      <text:p text:style-name="Normal"><text:span text:style-name="T227">| SG06 | DIL DHADAKNA | LATA <text:s text:c="7"/>| A03 <text:s/>|</text:span></text:p>
      <text:p text:style-name="Normal"><text:span text:style-name="T228">| SG07 | ALL IS WELL <text:s/>| MANOJ <text:s text:c="6"/>| A04 <text:s/>|</text:span></text:p>
      <text:p text:style-name="Normal"><text:span text:style-name="T229">| SG08 | SENORITA <text:s text:c="4"/>| GURU <text:s text:c="7"/>| A05 <text:s/>|</text:span></text:p>
      <text:p text:style-name="Normal"><text:span text:style-name="T230">| SG09 | KAJRA <text:s text:c="7"/>| GURU <text:s text:c="7"/>| A06 <text:s/>|</text:span></text:p>
      <text:p text:style-name="Normal"><text:span text:style-name="T231">| SG10 | DUNIYAAA <text:s text:c="4"/>| RAHET FATEH | A07 <text:s/>|</text:span></text:p>
      <text:p text:style-name="Normal"><text:span text:style-name="T232">+------+--------------+-------------+------+</text:span></text:p>
      <text:p text:style-name="Normal"><text:span text:style-name="T233">10 rows in set (0.00 sec)</text:span></text:p>
      <text:p text:style-name="Normal"/>
      <text:p text:style-name="Normal"><text:span text:style-name="T234">INSERT INTO MUS_INS(SSN,I_id)VALUES("S01","I01");</text:span></text:p>
      <text:p text:style-name="Normal"><text:span text:style-name="T235">INSERT INTO MUS_INS(SSN,I_id)VALUES("S01","I02");</text:span></text:p>
      <text:p text:style-name="Normal"><text:span text:style-name="T236">INSERT INTO MUS_INS(SSN,I_id)VALUES("S01","I03");</text:span></text:p>
      <text:p text:style-name="Normal"><text:span text:style-name="T237">INSERT INTO MUS_INS(SSN,I_id)VALUES("S01","I04");</text:span></text:p>
      <text:p text:style-name="Normal"><text:span text:style-name="T238">INSERT INTO MUS_INS(SSN,I_id)VALUES("S01","I05");</text:span></text:p>
      <text:p text:style-name="Normal"><text:span text:style-name="T239">INSERT INTO MUS_INS(SSN,I_id)VALUES("S01","I06");</text:span></text:p>
      <text:p text:style-name="Normal"><text:span text:style-name="T240">INSERT INTO MUS_INS(SSN,I_id)VALUES("S01","I07");</text:span></text:p>
      <text:p text:style-name="Normal"><text:span text:style-name="T241">INSERT INTO MUS_INS(SSN,I_id)VALUES("S01","I08");</text:span></text:p>
      <text:p text:style-name="Normal"><text:span text:style-name="T242">INSERT INTO MUS_INS(SSN,I_id)VALUES("S01","I09");</text:span></text:p>
      <text:p text:style-name="Normal"><text:span text:style-name="T243">INSERT INTO MUS_INS(SSN,I_id)VALUES("S01","I10");</text:span></text:p>
      <text:p text:style-name="Normal"><text:span text:style-name="T244">INSERT INTO MUS_INS(SSN,I_id)VALUES("S02","I04");</text:span></text:p>
      <text:p text:style-name="Normal"><text:span text:style-name="T245">INSERT INTO MUS_INS(SSN,I_id)VALUES("S03","I05");</text:span></text:p>
      <text:p text:style-name="Normal"><text:span text:style-name="T246">INSERT INTO MUS_INS(SSN,I_id)VALUES("S02","I03");</text:span></text:p>
      <text:p text:style-name="Normal"><text:span text:style-name="T247">+-----+------+</text:span></text:p>
      <text:p text:style-name="Normal"><text:span text:style-name="T248">| SSN | I_id |</text:span></text:p>
      <text:p text:style-name="Normal"><text:span text:style-name="T249">+-----+------+</text:span></text:p>
      <text:p text:style-name="Normal"><text:span text:style-name="T250">| S01 | I01 <text:s/>|</text:span></text:p>
      <text:p text:style-name="Normal"><text:span text:style-name="T251">| S01 | I02 <text:s/>|</text:span></text:p>
      <text:p text:style-name="Normal"><text:span text:style-name="T252">| S01 | I03 <text:s/>|</text:span></text:p>
      <text:p text:style-name="Normal"><text:span text:style-name="T253">| S02 | I03 <text:s/>|</text:span></text:p>
      <text:p text:style-name="Normal"><text:span text:style-name="T254">| S01 | I04 <text:s/>|</text:span></text:p>
      <text:p text:style-name="Normal"><text:span text:style-name="T255">| S02 | I04 <text:s/>|</text:span></text:p>
      <text:p text:style-name="Normal"><text:span text:style-name="T256">| S01 | I05 <text:s/>|</text:span></text:p>
      <text:p text:style-name="Normal"><text:span text:style-name="T257">| S03 | I05 <text:s/>|</text:span></text:p>
      <text:p text:style-name="Normal"><text:span text:style-name="T258">| S01 | I06 <text:s/>|</text:span></text:p>
      <text:p text:style-name="Normal"><text:span text:style-name="T259">| S01 | I07 <text:s/>|</text:span></text:p>
      <text:p text:style-name="Normal"><text:span text:style-name="T260">| S01 | I08 <text:s/>|</text:span></text:p>
      <text:p text:style-name="Normal"><text:span text:style-name="T261">| S01 | I09 <text:s/>|</text:span></text:p>
      <text:p text:style-name="Normal"><text:span text:style-name="T262">| S01 | I10 <text:s/>|</text:span></text:p>
      <text:p text:style-name="Normal"/>
      <text:p text:style-name="Normal"/>
      <text:p text:style-name="Normal"/>
      <text:p text:style-name="Normal"><text:span text:style-name="T263"><text:s/>INSERT INTO MUS_SON(SSN,S_ID)VALUES("S01","SG01");</text:span></text:p>
      <text:p text:style-name="Normal"><text:span text:style-name="T264"><text:s/>INSERT INTO MUS_SON(SSN,S_ID)VALUES("S01","SG02");</text:span></text:p>
      <text:p text:style-name="Normal"><text:span text:style-name="T265"><text:s/>INSERT INTO MUS_SON(SSN,S_ID)VALUES("S01","SG03");</text:span></text:p>
      <text:p text:style-name="Normal"><text:span text:style-name="T266"><text:s/>INSERT INTO MUS_SON(SSN,S_ID)VALUES("S02","SG04");</text:span></text:p>
      <text:p text:style-name="Normal"><text:span text:style-name="T267"><text:s/>INSERT INTO MUS_SON(SSN,S_ID)VALUES("S02","SG03");</text:span></text:p>
      <text:p text:style-name="Normal"><text:span text:style-name="T268"><text:s/>INSERT INTO MUS_SON(SSN,S_ID)VALUES("S04","SG05");</text:span></text:p>
      <text:p text:style-name="Normal"><text:span text:style-name="T269"><text:s/>INSERT INTO MUS_SON(SSN,S_ID)VALUES("S05","SG06");</text:span></text:p>
      <text:p text:style-name="Normal"><text:span text:style-name="T270"><text:s/>INSERT INTO MUS_SON(SSN,S_ID)VALUES("S06","SG07");</text:span></text:p>
      <text:p text:style-name="Normal"><text:span text:style-name="T271"><text:s/>INSERT INTO MUS_SON(SSN,S_ID)VALUES("S08","SG08");</text:span></text:p>
      <text:p text:style-name="Normal"><text:span text:style-name="T272"><text:s/>INSERT INTO MUS_SON(SSN,S_ID)VALUES("S09","SG09");</text:span></text:p>
      <text:p text:style-name="Normal"><text:span text:style-name="T273"><text:s/>INSERT INTO MUS_SON(SSN,S_ID)VALUES("S10","SG10");</text:span></text:p>
      <text:p text:style-name="Normal"/>
      <text:p text:style-name="Normal"><text:span text:style-name="T274">-----+------+</text:span></text:p>
      <text:p text:style-name="Normal"><text:span text:style-name="T275">| SSN | S_id |</text:span></text:p>
      <text:p text:style-name="Normal"><text:span text:style-name="T276">+-----+------+</text:span></text:p>
      <text:soft-page-break/>
      <text:p text:style-name="Normal"><text:span text:style-name="T277">| S01 | SG01 |</text:span></text:p>
      <text:p text:style-name="Normal"><text:span text:style-name="T278">| S01 | SG02 |</text:span></text:p>
      <text:p text:style-name="Normal"><text:span text:style-name="T279">| S01 | SG03 |</text:span></text:p>
      <text:p text:style-name="Normal"><text:span text:style-name="T280">| S02 | SG03 |</text:span></text:p>
      <text:p text:style-name="Normal"><text:span text:style-name="T281">| S02 | SG04 |</text:span></text:p>
      <text:p text:style-name="Normal"><text:span text:style-name="T282">| S04 | SG05 |</text:span></text:p>
      <text:p text:style-name="Normal"><text:span text:style-name="T283">| S05 | SG06 |</text:span></text:p>
      <text:p text:style-name="Normal"><text:span text:style-name="T284">| S06 | SG07 |</text:span></text:p>
      <text:p text:style-name="Normal"><text:span text:style-name="T285">| S08 | SG08 |</text:span></text:p>
      <text:p text:style-name="Normal"><text:span text:style-name="T286">| S09 | SG09 |</text:span></text:p>
      <text:p text:style-name="Normal"><text:span text:style-name="T287">| S10 | SG10 |</text:span></text:p>
      <text:p text:style-name="Normal"/>
      <text:p text:style-name="Normal"/>
      <text:p text:style-name="Normal"><text:span text:style-name="T288">1 . SELECT M.Name,S.S_title,A.A_title FROM MUSICIAN M, SONG S, ALBUM A,MUS_SON MS WHERE M.SSN=MS.SSN AND MS.S_ID=S.S_ID AND S.A_id=A.A_id;</text:span></text:p>
      <text:p text:style-name="Normal"/>
      <text:p text:style-name="Normal"><text:span text:style-name="T289">+------------+--------------+--------------+</text:span></text:p>
      <text:p text:style-name="Normal"><text:span text:style-name="T290">| Name <text:s text:c="6"/>| S_title <text:s text:c="5"/>| A_title <text:s text:c="5"/>|</text:span></text:p>
      <text:p text:style-name="Normal"><text:span text:style-name="T291">+------------+--------------+--------------+</text:span></text:p>
      <text:p text:style-name="Normal"><text:span text:style-name="T292">| ARJIT <text:s text:c="5"/>| HUMSAFAR <text:s text:c="4"/>| HUMSAFAR <text:s text:c="4"/>|</text:span></text:p>
      <text:p text:style-name="Normal"><text:span text:style-name="T293">| ARJIT <text:s text:c="5"/>| TERA HONA <text:s text:c="3"/>| HUMSAFAR <text:s text:c="4"/>|</text:span></text:p>
      <text:p text:style-name="Normal"><text:span text:style-name="T294">| ARJIT <text:s text:c="5"/>| ZINDAGI <text:s text:c="5"/>| HUMSAFAR <text:s text:c="4"/>|</text:span></text:p>
      <text:p text:style-name="Normal"><text:span text:style-name="T295">| NEHA <text:s text:c="6"/>| ZINDAGI <text:s text:c="5"/>| HUMSAFAR <text:s text:c="4"/>|</text:span></text:p>
      <text:p text:style-name="Normal"><text:span text:style-name="T296">| NEHA <text:s text:c="6"/>| PAL PAL <text:s text:c="5"/>| TERA HONA <text:s text:c="3"/>|</text:span></text:p>
      <text:p text:style-name="Normal"><text:span text:style-name="T297">| LATA <text:s text:c="6"/>| HUMSAFAR <text:s text:c="4"/>| ZINDAGI <text:s text:c="5"/>|</text:span></text:p>
      <text:p text:style-name="Normal"><text:span text:style-name="T298">| RAMESH <text:s text:c="4"/>| DIL DHADAKNA | ZINDAGI <text:s text:c="5"/>|</text:span></text:p>
      <text:p text:style-name="Normal"><text:span text:style-name="T299">| RAHET FATE | ALL IS WELL <text:s/>| PAL PAL <text:s text:c="5"/>|</text:span></text:p>
      <text:p text:style-name="Normal"><text:span text:style-name="T300">| ARJIT <text:s text:c="5"/>| SENORITA <text:s text:c="4"/>| KAJRA <text:s text:c="7"/>|</text:span></text:p>
      <text:p text:style-name="Normal"><text:span text:style-name="T301">| GURU <text:s text:c="6"/>| KAJRA <text:s text:c="7"/>| SENORITA <text:s text:c="4"/>|</text:span></text:p>
      <text:p text:style-name="Normal"><text:span text:style-name="T302">| BHARAT <text:s text:c="4"/>| DUNIYAAA <text:s text:c="4"/>| DIL DHADAKNA |</text:span>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Normal"/>
          </table:table-cell>
          <table:table-cell table:style-name="TableCell309">
            <text:p text:style-name="Normal"/>
          </table:table-cell>
          <table:table-cell table:style-name="TableCell310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11">2.SELECT M.SSN,M.Name FROM MUSICIAN M <text:s/>WHERE M.SSN NOT IN (SELECT A.SSN FROM ALBUM A,MUSICIAN M WHERE A.SSN=M.SSN);</text:span></text:p>
      <text:p text:style-name="Normal"/>
      <text:p text:style-name="Normal"/>
      <text:p text:style-name="Normal"><text:span text:style-name="T312">-----+--------+</text:span></text:p>
      <text:p text:style-name="Normal"><text:span text:style-name="T313">| SSN | Name <text:s text:c="2"/>|</text:span></text:p>
      <text:p text:style-name="Normal"><text:span text:style-name="T314">+-----+--------+</text:span></text:p>
      <text:p text:style-name="Normal"><text:span text:style-name="T315">| S05 | RAMESH |</text:span></text:p>
      <text:p text:style-name="Normal"><text:span text:style-name="T316">| S09 | GURU <text:s text:c="2"/>|</text:span></text:p>
      <text:p text:style-name="Normal"><text:span text:style-name="T317">| S10 | BHARAT |</text:span></text:p>
      <text:p text:style-name="Normal"><text:span text:style-name="T318">2SELECT M.SSN,M.Name FROM MUSICIAN M <text:s/>WHERE M.SSN IN (SELECT A.SSN FROM ALBUM A,MUSICIAN M WHERE A.SSN=M.SSN);</text:span></text:p>
      <text:p text:style-name="Normal"/>
      <text:p text:style-name="Normal"><text:span text:style-name="T319">+-----+------------+</text:span></text:p>
      <text:p text:style-name="Normal"><text:span text:style-name="T320">| SSN | Name <text:s text:c="6"/>|</text:span></text:p>
      <text:p text:style-name="Normal"><text:span text:style-name="T321">+-----+------------+</text:span></text:p>
      <text:p text:style-name="Normal"><text:span text:style-name="T322">| S01 | ARJIT <text:s text:c="5"/>|</text:span></text:p>
      <text:soft-page-break/>
      <text:p text:style-name="Normal"><text:span text:style-name="T323">| S02 | NEHA <text:s text:c="6"/>|</text:span></text:p>
      <text:p text:style-name="Normal"><text:span text:style-name="T324">| S03 | IMRAN <text:s text:c="5"/>|</text:span></text:p>
      <text:p text:style-name="Normal"><text:span text:style-name="T325">| S04 | LATA <text:s text:c="6"/>|</text:span></text:p>
      <text:p text:style-name="Normal"><text:span text:style-name="T326">| S06 | RAHET FATE |</text:span></text:p>
      <text:p text:style-name="Normal"><text:span text:style-name="T327">| S07 | MANOJ <text:s text:c="5"/>|</text:span></text:p>
      <text:p text:style-name="Normal"><text:span text:style-name="T328">| S08 | ARJIT <text:s text:c="5"/>|</text:span></text:p>
      <text:p text:style-name="Normal"><text:span text:style-name="T329">+-----+------------+</text:span></text:p>
      <text:p text:style-name="Normal"><text:span text:style-name="T330">7 rows in set (0.00 sec)</text:span></text:p>
      <text:p text:style-name="Normal"/>
      <text:p text:style-name="Normal"><text:span text:style-name="T331">3. Select S.* from SONG S,MUS_SON MS where S.S_id=MS.S_id group by</text:span></text:p>
      <text:p text:style-name="Normal"><text:span text:style-name="T332">MS.S_id having count(MS.S_id)&gt;=2;</text:span></text:p>
      <text:p text:style-name="Normal"><text:span text:style-name="T333">+------+---------+----------+------+</text:span></text:p>
      <text:p text:style-name="Normal"><text:span text:style-name="T334">| S_id | S_title | S_author | A_id |</text:span></text:p>
      <text:p text:style-name="Normal"><text:span text:style-name="T335">+------+---------+----------+------+</text:span></text:p>
      <text:p text:style-name="Normal"><text:span text:style-name="T336">| SG03 | ZINDAGI | ARJIT <text:s text:c="3"/>| A01 <text:s/>|</text:span></text:p>
      <text:p text:style-name="Normal"><text:span text:style-name="T337">+------+---------+----------+------+</text:span></text:p>
      <text:p text:style-name="Normal"><text:span text:style-name="T338">1 row in set (0.01 sec)</text:span></text:p>
      <text:p text:style-name="Normal"/>
      <text:p text:style-name="Normal"><text:span text:style-name="T339">4.Select count(MI.I_id),I.Name, count(MI.I_id)/(select count(*) from MUSICIAN) as Average from INSTRUMENT I,MUS_INS MI where MI.I_id=I.I_id group by MI.I_id;</text:span></text:p>
      <text:p text:style-name="Normal"><text:span text:style-name="T340">+----------------+-------------------+---------+</text:span></text:p>
      <text:p text:style-name="Normal"><text:span text:style-name="T341">| count(MI.I_id) | Name <text:s text:c="13"/>| Average |</text:span></text:p>
      <text:p text:style-name="Normal"><text:span text:style-name="T342">+----------------+-------------------+---------+</text:span></text:p>
      <text:p text:style-name="Normal"><text:span text:style-name="T343">| <text:s text:c="13"/>1 | GUITAR <text:s text:c="11"/>| <text:s/>0.1000 |</text:span></text:p>
      <text:p text:style-name="Normal"><text:span text:style-name="T344">| <text:s text:c="13"/>1 | TABLA <text:s text:c="12"/>| <text:s/>0.1000 |</text:span></text:p>
      <text:p text:style-name="Normal"><text:span text:style-name="T345">| <text:s text:c="13"/>2 | HARMONIUM <text:s text:c="8"/>| <text:s/>0.2000 |</text:span></text:p>
      <text:p text:style-name="Normal"><text:span text:style-name="T346">| <text:s text:c="13"/>2 | TABLA <text:s text:c="12"/>| <text:s/>0.2000 |</text:span></text:p>
      <text:p text:style-name="Normal"><text:span text:style-name="T347">| <text:s text:c="13"/>2 | FLUTE <text:s text:c="12"/>| <text:s/>0.2000 |</text:span></text:p>
      <text:p text:style-name="Normal"><text:span text:style-name="T348">| <text:s text:c="13"/>1 | BANZO <text:s text:c="12"/>| <text:s/>0.1000 |</text:span></text:p>
      <text:p text:style-name="Normal"><text:span text:style-name="T349">| <text:s text:c="13"/>1 | POM POM <text:s text:c="10"/>| <text:s/>0.1000 |</text:span></text:p>
      <text:p text:style-name="Normal"><text:span text:style-name="T350">| <text:s text:c="13"/>1 | ELECTRICAL GUITAR | <text:s/>0.1000 |</text:span></text:p>
      <text:p text:style-name="Normal"><text:span text:style-name="T351">| <text:s text:c="13"/>1 | DRUM <text:s text:c="13"/>| <text:s/>0.1000 |</text:span></text:p>
      <text:p text:style-name="Normal"><text:span text:style-name="T352">| <text:s text:c="13"/>1 | GUITAR <text:s text:c="11"/>| <text:s/>0.1000 |</text:span></text:p>
      <text:p text:style-name="Normal"><text:span text:style-name="T353">+----------------+-------------------+---------+</text:span></text:p>
      <text:p text:style-name="Normal"><text:span text:style-name="T354">10 rows in set (0.02 sec)</text:span></text:p>
      <text:p text:style-name="Normal"/>
      <text:p text:style-name="Normal"/>
      <text:p text:style-name="Normal">5.</text:p>
      <text:p text:style-name="Normal"/>
      <text:p text:style-name="Normal">6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uj gattani</dc:creator>
    <meta:creation-date>2022-08-03T11:58:00Z</meta:creation-date>
    <dc:date>2022-08-03T15:54:00Z</dc:date>
    <meta:template xlink:href="Normal" xlink:type="simple"/>
    <meta:editing-cycles>4</meta:editing-cycles>
    <meta:editing-duration>PT1440S</meta:editing-duration>
    <meta:document-statistic meta:page-count="7" meta:paragraph-count="26" meta:word-count="1991" meta:character-count="13319" meta:row-count="94" meta:non-whitespace-character-count="11354"/>
  </office:meta>
</office:document-meta>
</file>